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PHARM ARABAMBI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3/03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FATUSIN</text:p>
          </table:table-cell>
          <table:table-cell table:style-name="ce5" office:value-type="string" calcext:value-type="string">
            <text:p>CONSULTANT, GERIATRICS</text:p>
          </table:table-cell>
          <table:table-cell table:style-name="ce5" office:value-type="string" calcext:value-type="string">
            <text:p>UCH, IBADAN</text:p>
          </table:table-cell>
          <table:table-cell table:style-name="ce6" office:value-type="float" office:value="8060193555" calcext:value-type="float">
            <text:p>8060193555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HE PROMISED TO PRESCIRBE MY PRODUCTS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office:value-type="string" calcext:value-type="string">
            <text:p>DR DADA TAIWO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161806035" calcext:value-type="float">
            <text:p>8161806035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HE PROMISED TO PRESCIRBE MY PRODUCTS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DR SAMUEL ADEFELE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60928696" calcext:value-type="float">
            <text:p>8060928696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HE PROMISED TO PRESCIRBE MY PRODUCTS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DR OLADAPO JOHN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7032130302" calcext:value-type="float">
            <text:p>7032130302</text:p>
          </table:table-cell>
          <table:table-cell table:style-name="ce5" office:value-type="string" calcext:value-type="string">
            <text:p>CARDIOCAP, BPCAP, CO-Q10/FORTE, LIPIDMAX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HE PROMISED TO PRESCIRBE MY PRODUCTS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office:value-type="string" calcext:value-type="string">
            <text:p>DR ALAYANDE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7030252641" calcext:value-type="float">
            <text:p>7030252641</text:p>
          </table:table-cell>
          <table:table-cell table:style-name="ce5" office:value-type="string" calcext:value-type="string">
            <text:p>CARDIOCAP, BPCAP, CO-Q10/FORTE, LIPIDMAX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HE PROMISED TO PRESCIRBE MY PRODUCTS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MRS TUNDUN</text:p>
          </table:table-cell>
          <table:table-cell table:style-name="ce5" office:value-type="string" calcext:value-type="string">
            <text:p>KUNLEARA PHARMACY</text:p>
          </table:table-cell>
          <table:table-cell table:style-name="ce9" office:value-type="string" calcext:value-type="string">
            <text:p>OPP. UCH</text:p>
          </table:table-cell>
          <table:table-cell table:style-name="ce5" office:value-type="float" office:value="8076186796" calcext:value-type="float">
            <text:p>8076186796</text:p>
          </table:table-cell>
          <table:table-cell table:style-name="ce5" office:value-type="string" calcext:value-type="string">
            <text:p>FIBRONIL, CARDIOCAP, NERVERON</text:p>
          </table:table-cell>
          <table:table-cell table:style-name="ce11" office:value-type="string" calcext:value-type="string">
            <text:p>NONE</text:p>
          </table:table-cell>
          <table:table-cell table:style-name="ce5" office:value-type="string" calcext:value-type="string">
            <text:p>I CHECKED MY STOCK BALANCE TO CONFIRM IF PRESCRIPTIONS ARE COMING FROM UCH. THE RESULT WAS NOT ENCOURAGING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PHARM SAMUEL</text:p>
          </table:table-cell>
          <table:table-cell table:style-name="ce5" office:value-type="string" calcext:value-type="string">
            <text:p>GGH PHARMACY</text:p>
          </table:table-cell>
          <table:table-cell table:style-name="ce9" office:value-type="string" calcext:value-type="string">
            <text:p>YEMETU</text:p>
          </table:table-cell>
          <table:table-cell table:style-name="ce6" office:value-type="float" office:value="8165057666" calcext:value-type="float">
            <text:p>8165057666</text:p>
          </table:table-cell>
          <table:table-cell table:style-name="ce6" office:value-type="string" calcext:value-type="string">
            <text:p>CARDIOCAP, FIBRONIL, EYEMAX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I CHECKED MY STOCK BALANCE AND REMINDED THEM OF MY PAYMENT WHICH WAS PROMISED THIS WEEK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PHARM SANWO</text:p>
          </table:table-cell>
          <table:table-cell table:style-name="ce5" office:value-type="string" calcext:value-type="string">
            <text:p>ROBAKEYE PHARMACY</text:p>
          </table:table-cell>
          <table:table-cell table:style-name="ce9" office:value-type="string" calcext:value-type="string">
            <text:p>OLOGUNERU, IB</text:p>
          </table:table-cell>
          <table:table-cell table:style-name="ce6" office:value-type="float" office:value="8083712147" calcext:value-type="float">
            <text:p>8083712147</text:p>
          </table:table-cell>
          <table:table-cell table:style-name="ce6" office:value-type="string" calcext:value-type="string">
            <text:p>RENOAID, CO-Q10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HE ASKED ME TO SUPPLY WHILE I ENCOURAGE HIM TO HELP ME PUSH THE OLD STOCK ON THEIR SHELVES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PHARM ROBAKEYE</text:p>
          </table:table-cell>
          <table:table-cell table:style-name="ce5" office:value-type="string" calcext:value-type="string">
            <text:p>ROBAKEYE PHARMACY</text:p>
          </table:table-cell>
          <table:table-cell table:style-name="ce9" office:value-type="string" calcext:value-type="string">
            <text:p>OLOGUNERU, IB</text:p>
          </table:table-cell>
          <table:table-cell table:style-name="ce6" office:value-type="float" office:value="8059570636" calcext:value-type="float">
            <text:p>8059570636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HE ASKED ME TO DISCUSS WITH THE PHARMACIST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 office:value-type="string" calcext:value-type="string">
            <text:p>MRS RUKAYAT</text:p>
          </table:table-cell>
          <table:table-cell table:style-name="ce5" office:value-type="string" calcext:value-type="string">
            <text:p>SANDLAKE PHARMACY</text:p>
          </table:table-cell>
          <table:table-cell table:style-name="ce9" office:value-type="string" calcext:value-type="string">
            <text:p>GBAREMU, IB</text:p>
          </table:table-cell>
          <table:table-cell table:style-name="ce6" office:value-type="float" office:value="7030037906" calcext:value-type="float">
            <text:p>7030037906</text:p>
          </table:table-cell>
          <table:table-cell table:style-name="ce6" office:value-type="string" calcext:value-type="string">
            <text:p>NERVERON, CO-Q10/FORTE, EYEMAX/FORTE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I REMINDED HER OF MY PAYMENT WHICH IS DUE 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office:value-type="string" calcext:value-type="string">
            <text:p>AUNTY TOYIN </text:p>
          </table:table-cell>
          <table:table-cell office:value-type="string" calcext:value-type="string">
            <text:p>ASLAN PHARMACY</text:p>
          </table:table-cell>
          <table:table-cell office:value-type="string" calcext:value-type="string">
            <text:p>OPP. UCH</text:p>
          </table:table-cell>
          <table:table-cell office:value-type="float" office:value="8030821965" calcext:value-type="float">
            <text:p>8030821965</text:p>
          </table:table-cell>
          <table:table-cell office:value-type="string" calcext:value-type="string">
            <text:p>EYEMAX FORTE (1 PK), FRATONEBETIC (1 BOX), NERVERON (6PKS), CO-Q10(3PKS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ODUCT CURRENTLY NOT AVAILABLE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3-04T06:56:15.568703965</dc:date>
    <meta:generator>LibreOffice/7.3.7.2$Linux_X86_64 LibreOffice_project/30$Build-2</meta:generator>
    <meta:editing-duration>PT2H14S</meta:editing-duration>
    <meta:editing-cycles>25</meta:editing-cycles>
    <meta:document-statistic meta:table-count="1" meta:cell-count="117" meta:object-count="0"/>
    <meta:user-defined meta:name="AppVersion">16.0300</meta:user-defined>
  </office:meta>
</office:document-meta>
</file>